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. H. Hartogens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6, 1891</text:p>
      <text:p text:style-name="P5">Month<text:tab/><text:tab/><text:tab/><text:tab/><text:tab/><text:tab/>Jul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Office of BALTIMORE AMERICAN,/</text:p>
      <text:p text:style-name="P2">Cor. South and Baltimore Sts.,/</text:p>
      <text:p text:style-name="P2">BALTIMORE, MD./</text:p>
      <text:p text:style-name="P3">July 16 '91/</text:p>
      <text:p text:style-name="P2">Rev Dr S. Morais/</text:p>
      <text:p text:style-name="P2"><text:tab/>Dear Sir &amp; Friend: You will pardon/ my failure to acknowledge your very prompt/ answer to a letter from me, when I state that/ I have been overworked during the last two/ weeks with the result that I shall be compelled/ to give up some of my engagements./</text:p>
      <text:p text:style-name="P2">Your explanation has pleased me very much and/ it will no doubt be appreciated by the Bible Class./ <text:s/>There has been some delay in reaching the passage/ owing to an unexpected discussion on certain points and a/ talk by Rev Dr Szold. <text:s/>I presume after it has/ been read that you will not object to its publi-/cation in the Exponent/</text:p>
      <text:p text:style-name="P2"><text:tab/>I trust this will find you and all your/ family well. <text:s/>Remember me to them; especially to your/ son Henry. <text:s/>I am, Yours Respectfully/ B. H Hartogens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02:20.43</meta:creation-date>
    <meta:document-statistic meta:table-count="0" meta:image-count="0" meta:object-count="0" meta:page-count="2" meta:paragraph-count="68" meta:word-count="318" meta:character-count="2104"/>
    <dc:date>2011-11-28T11:06:15.80</dc:date>
    <dc:creator>Penn Libraries</dc:creator>
    <meta:editing-duration>PT00H03M55S</meta:editing-duration>
    <meta:editing-cycles>1</meta:editing-cycles>
    <meta:generator>OpenOffice.org/3.2$Win32 OpenOffice.org_project/320m12$Build-9483</meta:generator>
  </office:meta>
</office:document-meta>
</file>